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00" draw:textarea-horizontal-align="center" draw:textarea-vertical-align="middle"/>
    </style:style>
    <style:style style:name="gr3" style:family="graphic" style:parent-style-name="standard">
      <style:graphic-properties draw:fill="solid" draw:fill-color="#e6e64c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999ff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5" draw:id="id5" draw:layer="layout" svg:width="5.5cm" svg:height="2.5cm" svg:x="-9cm" svg:y="-8.5cm">
          <text:p text:style-name="P1">Client APP</text:p>
        </draw:rect>
        <draw:rect draw:style-name="gr1" draw:text-style-name="P1" xml:id="id4" draw:id="id4" draw:layer="layout" svg:width="5.5cm" svg:height="2.5cm" svg:x="-9cm" svg:y="-4.5cm">
          <text:p text:style-name="P1">Request Ready</text:p>
        </draw:rect>
        <draw:rect draw:style-name="gr2" draw:text-style-name="P1" xml:id="id6" draw:id="id6" draw:layer="layout" svg:width="5.5cm" svg:height="2.5cm" svg:x="0.5cm" svg:y="-4.5cm">
          <text:p text:style-name="P1">Client</text:p>
          <text:p text:style-name="P1">BEAR Socket Handler</text:p>
        </draw:rect>
        <draw:rect draw:style-name="gr3" draw:text-style-name="P1" xml:id="id7" draw:id="id7" draw:layer="layout" svg:width="5.5cm" svg:height="2.5cm" svg:x="10cm" svg:y="-4.5cm">
          <text:p text:style-name="P1">Server</text:p>
          <text:p text:style-name="P1">BEAR Socket Handler</text:p>
        </draw:rect>
        <draw:rect draw:style-name="gr1" draw:text-style-name="P1" xml:id="id9" draw:id="id9" draw:layer="layout" svg:width="5.5cm" svg:height="2.5cm" svg:x="34.5cm" svg:y="-13cm">
          <text:p text:style-name="P1">Server APP</text:p>
        </draw:rect>
        <draw:rect draw:style-name="gr1" draw:text-style-name="P1" xml:id="id10" draw:id="id10" draw:layer="layout" svg:width="5.5cm" svg:height="2.5cm" svg:x="34.5cm" svg:y="-9cm">
          <text:p text:style-name="P1">REST-like</text:p>
          <text:p text:style-name="P1">(Loop check for requests)</text:p>
        </draw:rect>
        <draw:rect draw:style-name="gr3" draw:text-style-name="P1" xml:id="id13" draw:id="id13" draw:layer="layout" svg:width="5.5cm" svg:height="2.5cm" svg:x="18.5cm" svg:y="4cm">
          <text:p text:style-name="P1">Add to</text:p>
          <text:p text:style-name="P1">connection que (FIFO)</text:p>
        </draw:rect>
        <draw:rect draw:style-name="gr3" draw:text-style-name="P1" xml:id="id12" draw:id="id12" draw:layer="layout" svg:width="5.5cm" svg:height="2.5cm" svg:x="10cm" svg:y="4cm">
          <text:p text:style-name="P1">Create</text:p>
          <text:p text:style-name="P1">BEAR server handle</text:p>
          <text:p text:style-name="P1">(connection object)</text:p>
        </draw:rect>
        <draw:custom-shape draw:style-name="gr4" draw:text-style-name="P1" xml:id="id1" draw:id="id1" draw:layer="layout" svg:width="5.5cm" svg:height="3.5cm" svg:x="-9cm" svg:y="-0.5cm">
          <text:p text:style-name="P1">GET</text:p>
          <text:p text:style-name="P1">Connection</text:p>
          <text:p text:style-name="P1">availabl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1" xml:id="id2" draw:id="id2" draw:layer="layout" svg:width="5.5cm" svg:height="2.5cm" svg:x="0.5cm" svg:y="0cm">
          <text:p text:style-name="P1">Check Max</text:p>
          <text:p text:style-name="P1">Attempt connection</text:p>
        </draw:rect>
        <draw:connector draw:style-name="gr5" draw:text-style-name="P1" draw:layer="layout" draw:type="line" svg:x1="-3.5cm" svg:y1="1.25cm" svg:x2="0.5cm" svg:y2="1.25cm" draw:start-shape="id1" draw:start-glue-point="7" draw:end-shape="id2" draw:end-glue-point="3" svg:d="m-3500 1250h4000">
          <text:p text:style-name="P1">Check_get</text:p>
        </draw:connector>
        <draw:connector draw:style-name="gr6" draw:text-style-name="P1" draw:layer="layout" draw:type="curve" draw:line-skew="-2.249cm" svg:x1="-9cm" svg:y1="5.75cm" svg:x2="-9cm" svg:y2="-3.25cm" draw:start-shape="id3" draw:start-glue-point="3" draw:end-shape="id4" draw:end-glue-point="3" svg:d="m-9000 5750c-4125 0-4125-9000 0-9000">
          <text:p text:style-name="P1">Loop, wait</text:p>
        </draw:connector>
        <draw:connector draw:style-name="gr7" draw:text-style-name="P1" draw:layer="layout" draw:type="line" svg:x1="-6.25cm" svg:y1="-6cm" svg:x2="-6.25cm" svg:y2="-4.5cm" draw:start-shape="id5" draw:start-glue-point="2" draw:end-shape="id4" draw:end-glue-point="0" svg:d="m-6250-6000v1500">
          <text:p/>
        </draw:connector>
        <draw:connector draw:style-name="gr7" draw:text-style-name="P1" draw:layer="layout" draw:type="line" svg:x1="-6.25cm" svg:y1="-2cm" svg:x2="-6.25cm" svg:y2="-0.5cm" draw:start-shape="id4" draw:start-glue-point="2" draw:end-shape="id1" draw:end-glue-point="4" svg:d="m-6250-2000v1500">
          <text:p/>
        </draw:connector>
        <draw:rect draw:style-name="gr3" draw:text-style-name="P1" xml:id="id8" draw:id="id8" draw:layer="layout" svg:width="5.5cm" svg:height="2.5cm" svg:x="10cm" svg:y="0cm">
          <text:p text:style-name="P1">Python socket backend</text:p>
          <text:p text:style-name="P1">Creates</text:p>
          <text:p text:style-name="P1">Socket connection</text:p>
        </draw:rect>
        <draw:connector draw:style-name="gr7" draw:text-style-name="P1" draw:layer="layout" draw:type="line" svg:x1="3.25cm" svg:y1="-2cm" svg:x2="3.25cm" svg:y2="0cm" draw:start-shape="id6" draw:start-glue-point="2" draw:end-shape="id2" draw:end-glue-point="0" svg:d="m3250-2000v2000">
          <text:p/>
        </draw:connector>
        <draw:connector draw:style-name="gr7" draw:text-style-name="P1" draw:layer="layout" draw:type="line" svg:x1="12.75cm" svg:y1="-2cm" svg:x2="12.75cm" svg:y2="0cm" draw:start-shape="id7" draw:start-glue-point="2" draw:end-shape="id8" draw:end-glue-point="0" svg:d="m12750-2000v2000">
          <text:p/>
        </draw:connector>
        <draw:custom-shape draw:style-name="gr4" draw:text-style-name="P1" xml:id="id11" draw:id="id11" draw:layer="layout" svg:width="5.5cm" svg:height="3.5cm" svg:x="34.5cm" svg:y="-5cm">
          <text:p text:style-name="P1">CHECK</text:p>
          <text:p text:style-name="P1">New <text:s/>Connect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type="line" svg:x1="37.25cm" svg:y1="-10.5cm" svg:x2="37.25cm" svg:y2="-9cm" draw:start-shape="id9" draw:start-glue-point="2" draw:end-shape="id10" draw:end-glue-point="0" svg:d="m37250-10500v1500">
          <text:p/>
        </draw:connector>
        <draw:connector draw:style-name="gr7" draw:text-style-name="P1" draw:layer="layout" draw:type="line" svg:x1="37.25cm" svg:y1="-6.5cm" svg:x2="37.25cm" svg:y2="-5cm" draw:start-shape="id10" draw:start-glue-point="2" draw:end-shape="id11" draw:end-glue-point="4" svg:d="m37250-6500v1500">
          <text:p/>
        </draw:connector>
        <draw:connector draw:style-name="gr6" draw:text-style-name="P1" draw:layer="layout" draw:type="line" svg:x1="15.5cm" svg:y1="5.25cm" svg:x2="18.5cm" svg:y2="5.25cm" draw:start-shape="id12" draw:start-glue-point="1" draw:end-shape="id13" svg:d="m15500 5250h3000">
          <text:p text:style-name="P1">Return</text:p>
        </draw:connector>
        <draw:connector draw:style-name="gr5" draw:text-style-name="P1" draw:layer="layout" draw:type="line" svg:x1="6cm" svg:y1="1.25cm" svg:x2="10cm" svg:y2="1.25cm" draw:start-shape="id2" draw:start-glue-point="1" draw:end-shape="id8" draw:end-glue-point="3" svg:d="m6000 1250h4000">
          <text:p text:style-name="P1">TRY</text:p>
        </draw:connector>
        <draw:rect draw:style-name="gr2" draw:text-style-name="P1" xml:id="id20" draw:id="id20" draw:layer="layout" svg:width="5.5cm" svg:height="2.5cm" svg:x="0.5cm" svg:y="8.5cm">
          <text:p text:style-name="P1">Return client handle</text:p>
          <text:p text:style-name="P1">(connection object)</text:p>
        </draw:rect>
        <draw:custom-shape draw:style-name="gr8" draw:text-style-name="P1" xml:id="id19" draw:id="id19" draw:layer="layout" svg:width="5.5cm" svg:height="3.5cm" svg:x="0.5cm" svg:y="4cm">
          <text:p text:style-name="P1">Connection</text:p>
          <text:p text:style-name="P1">Suc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1" xml:id="id17" draw:id="id17" draw:layer="layout" svg:width="5.5cm" svg:height="2.5cm" svg:x="10cm" svg:y="17.4cm">
          <text:p text:style-name="P1">Receive Request</text:p>
        </draw:rect>
        <draw:custom-shape draw:style-name="gr9" draw:text-style-name="P1" xml:id="id18" draw:id="id18" draw:layer="layout" svg:width="5.5cm" svg:height="3.5cm" svg:x="10cm" svg:y="20.949cm">
          <text:p text:style-name="P1">Request Val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type="curve" draw:line-skew="-6.801cm" svg:x1="-9cm" svg:y1="37.75cm" svg:x2="-9cm" svg:y2="-3.25cm" draw:start-shape="id14" draw:start-glue-point="3" draw:end-shape="id4" draw:end-glue-point="3" svg:d="m-9000 37750c-11901 0-11901-41000 0-41000">
          <text:p/>
        </draw:connector>
        <draw:connector draw:style-name="gr6" draw:text-style-name="P1" draw:layer="layout" draw:type="curve" svg:x1="40cm" svg:y1="31.15cm" svg:x2="40cm" svg:y2="-7.75cm" draw:start-shape="id15" draw:start-glue-point="1" draw:end-shape="id10" draw:end-glue-point="1" svg:d="m40000 31150c1993 0 1993-38900 0-38900">
          <text:p text:style-name="P1">Loop</text:p>
        </draw:connector>
        <draw:connector draw:style-name="gr7" draw:text-style-name="P1" draw:layer="layout" draw:type="line" svg:x1="6cm" svg:y1="14.25cm" svg:x2="10cm" svg:y2="18.65cm" draw:start-shape="id16" draw:start-glue-point="1" draw:end-shape="id17" draw:end-glue-point="3" svg:d="m6000 14250 4000 4400">
          <text:p/>
        </draw:connector>
        <draw:rect draw:style-name="gr2" draw:text-style-name="P1" xml:id="id37" draw:id="id37" draw:layer="layout" svg:width="5.5cm" svg:height="2.5cm" svg:x="0.499cm" svg:y="21.5cm">
          <text:p text:style-name="P1">Check timeout</text:p>
        </draw:rect>
        <draw:connector draw:style-name="gr7" draw:text-style-name="P1" draw:layer="layout" draw:type="line" svg:x1="12.75cm" svg:y1="19.9cm" svg:x2="12.75cm" svg:y2="20.949cm" draw:start-shape="id17" draw:start-glue-point="2" draw:end-shape="id18" draw:end-glue-point="4" svg:d="m12750 19900v1049">
          <text:p/>
        </draw:connector>
        <draw:connector draw:style-name="gr6" draw:text-style-name="P1" draw:layer="layout" draw:type="line" svg:x1="3.25cm" svg:y1="7.5cm" svg:x2="3.25cm" svg:y2="8.5cm" draw:start-shape="id19" draw:start-glue-point="6" draw:end-shape="id20" draw:end-glue-point="0" svg:d="m3250 7500v1000">
          <text:p text:style-name="P1">Yes</text:p>
        </draw:connector>
        <draw:connector draw:style-name="gr7" draw:text-style-name="P1" draw:layer="layout" draw:type="line" svg:x1="3.25cm" svg:y1="2.5cm" svg:x2="3.25cm" svg:y2="4cm" draw:start-shape="id2" draw:start-glue-point="2" draw:end-shape="id19" draw:end-glue-point="4" svg:d="m3250 2500v1500">
          <text:p/>
        </draw:connector>
        <draw:rect draw:style-name="gr3" draw:text-style-name="P1" xml:id="id22" draw:id="id22" draw:layer="layout" svg:width="5.5cm" svg:height="2.5cm" svg:x="18.5cm" svg:y="12.9cm">
          <text:p text:style-name="P1">Check poll for</text:p>
          <text:p text:style-name="P1">new <text:s/>message</text:p>
        </draw:rect>
        <draw:rect draw:style-name="gr3" draw:text-style-name="P1" xml:id="id21" draw:id="id21" draw:layer="layout" svg:width="5.5cm" svg:height="2.5cm" svg:x="10cm" svg:y="12.9cm">
          <text:p text:style-name="P1">Poll for data</text:p>
          <text:p text:style-name="P1"/>
          <text:p text:style-name="P1">Timeout</text:p>
          <text:p text:style-name="P1">/ other checks</text:p>
        </draw:rect>
        <draw:connector draw:style-name="gr7" draw:text-style-name="P1" draw:layer="layout" draw:type="line" svg:x1="12.75cm" svg:y1="15.4cm" svg:x2="12.75cm" svg:y2="17.4cm" draw:start-shape="id21" draw:start-glue-point="2" draw:end-shape="id17" draw:end-glue-point="0" svg:d="m12750 15400v2000">
          <text:p/>
        </draw:connector>
        <draw:connector draw:style-name="gr7" draw:text-style-name="P1" draw:layer="layout" draw:type="line" svg:x1="18.5cm" svg:y1="14.15cm" svg:x2="15.5cm" svg:y2="14.15cm" draw:start-shape="id22" draw:start-glue-point="3" draw:end-shape="id21" draw:end-glue-point="1" svg:d="m18500 14150h-3000">
          <text:p/>
        </draw:connector>
        <draw:rect draw:style-name="gr3" draw:text-style-name="P1" xml:id="id24" draw:id="id24" draw:layer="layout" svg:width="5.5cm" svg:height="2.5cm" svg:x="18.5cm" svg:y="-4.5cm">
          <text:p text:style-name="P1">Pulse on CHECK</text:p>
          <text:p text:style-name="P1">Poll Connections</text:p>
        </draw:rect>
        <draw:custom-shape draw:style-name="gr9" draw:text-style-name="P1" xml:id="id25" draw:id="id25" draw:layer="layout" svg:width="5.5cm" svg:height="3.5cm" svg:x="18.5cm" svg:y="-0.5cm">
          <text:p text:style-name="P1">New </text:p>
          <text:p text:style-name="P1">connection reque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23" draw:id="id23" draw:layer="layout" svg:width="5.5cm" svg:height="2.5cm" svg:x="34.5cm" svg:y="25.4cm">
          <text:p text:style-name="P1">Read handle</text:p>
          <text:p text:style-name="P1">Request</text:p>
        </draw:rect>
        <draw:connector draw:style-name="gr6" draw:text-style-name="P1" draw:layer="layout" draw:type="line" svg:x1="37.25cm" svg:y1="27.9cm" svg:x2="37.25cm" svg:y2="29.9cm" draw:start-shape="id23" draw:start-glue-point="2" draw:end-shape="id15" draw:end-glue-point="0" svg:d="m37250 27900v2000">
          <text:p text:style-name="P1">Add to loop</text:p>
          <text:p text:style-name="P1">Or pass to thread manager</text:p>
        </draw:connector>
        <draw:rect draw:style-name="gr10" draw:text-style-name="P1" xml:id="id15" draw:id="id15" draw:layer="layout" svg:width="5.5cm" svg:height="2.5cm" svg:x="34.5cm" svg:y="29.9cm">
          <text:p text:style-name="P1">Main loop/manager </text:p>
          <text:p text:style-name="P1">Server objects</text:p>
          <text:p text:style-name="P1">(statewise)</text:p>
        </draw:rect>
        <draw:connector draw:style-name="gr6" draw:text-style-name="P1" draw:layer="layout" draw:type="line" svg:x1="15.5cm" svg:y1="-3.25cm" svg:x2="18.5cm" svg:y2="-3.25cm" draw:start-shape="id7" draw:start-glue-point="1" draw:end-shape="id24" draw:end-glue-point="3" svg:d="m15500-3250h3000">
          <text:p text:style-name="P1">Method</text:p>
        </draw:connector>
        <draw:connector draw:style-name="gr7" draw:text-style-name="P1" draw:layer="layout" draw:type="curve" svg:x1="21.25cm" svg:y1="-2cm" svg:x2="21.25cm" svg:y2="-0.5cm" draw:start-shape="id24" draw:start-glue-point="2" draw:end-shape="id25" draw:end-glue-point="4" svg:d="m21250-2000v1500">
          <text:p/>
        </draw:connector>
        <draw:connector draw:style-name="gr7" draw:text-style-name="P1" draw:layer="layout" draw:type="line" svg:x1="12.75cm" svg:y1="2.5cm" svg:x2="12.75cm" svg:y2="4cm" draw:start-shape="id8" draw:start-glue-point="2" draw:end-shape="id12" draw:end-glue-point="0" svg:d="m12750 2500v1500">
          <text:p/>
        </draw:connector>
        <draw:connector draw:style-name="gr6" draw:text-style-name="P1" draw:layer="layout" draw:type="line" svg:x1="18.5cm" svg:y1="1.25cm" svg:x2="15.5cm" svg:y2="1.25cm" draw:start-shape="id25" draw:start-glue-point="5" draw:end-shape="id8" draw:end-glue-point="1" svg:d="m18500 1250h-3000">
          <text:p text:style-name="P1">Yes</text:p>
        </draw:connector>
        <draw:rect draw:style-name="gr10" draw:text-style-name="P1" xml:id="id26" draw:id="id26" draw:layer="layout" svg:width="5.5cm" svg:height="2.5cm" svg:x="34.5cm" svg:y="33.9cm">
          <text:p text:style-name="P1">Send response</text:p>
        </draw:rect>
        <draw:rect draw:style-name="gr3" draw:text-style-name="P1" xml:id="id27" draw:id="id27" draw:layer="layout" svg:width="5.5cm" svg:height="2.5cm" svg:x="18.5cm" svg:y="33.9cm">
          <text:p text:style-name="P1">Encode and</text:p>
          <text:p text:style-name="P1">Send Response</text:p>
        </draw:rect>
        <draw:connector draw:style-name="gr7" draw:text-style-name="P1" draw:layer="layout" draw:type="line" svg:x1="34.5cm" svg:y1="35.15cm" svg:x2="24cm" svg:y2="35.15cm" draw:start-shape="id26" draw:start-glue-point="3" draw:end-shape="id27" draw:end-glue-point="1" svg:d="m34500 35150h-10500">
          <text:p/>
        </draw:connector>
        <draw:connector draw:style-name="gr7" draw:text-style-name="P1" draw:layer="layout" draw:type="line" svg:x1="37.25cm" svg:y1="32.4cm" svg:x2="37.25cm" svg:y2="33.9cm" draw:start-shape="id15" draw:start-glue-point="2" draw:end-shape="id26" draw:end-glue-point="0" svg:d="m37250 32400v1500">
          <text:p/>
        </draw:connector>
        <draw:connector draw:style-name="gr6" draw:text-style-name="P1" draw:layer="layout" draw:type="line" svg:x1="18.5cm" svg:y1="35.15cm" svg:x2="6cm" svg:y2="26.25cm" draw:start-shape="id27" draw:start-glue-point="3" draw:end-shape="id28" draw:end-glue-point="1" svg:d="m18500 35150-12500-8900">
          <text:p text:style-name="P1">Data</text:p>
        </draw:connector>
        <draw:rect draw:style-name="gr10" draw:text-style-name="P1" xml:id="id41" draw:id="id41" draw:layer="layout" svg:width="5.5cm" svg:height="2.5cm" svg:x="-9cm" svg:y="40cm">
          <text:p text:style-name="P1">Use response</text:p>
        </draw:rect>
        <draw:custom-shape draw:style-name="gr9" draw:text-style-name="P1" xml:id="id29" draw:id="id29" draw:layer="layout" svg:width="5.5cm" svg:height="3.5cm" svg:x="27cm" svg:y="3.5cm">
          <text:p text:style-name="P1">Connection qu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curve" svg:x1="24cm" svg:y1="1.25cm" svg:x2="29.75cm" svg:y2="3.5cm" draw:start-shape="id25" draw:start-glue-point="7" draw:end-shape="id29" draw:end-glue-point="4" svg:d="m24000 1250c3834 0 5750 750 5750 2250">
          <text:p text:style-name="P1">No</text:p>
        </draw:connector>
        <draw:connector draw:style-name="gr7" draw:text-style-name="P1" draw:layer="layout" draw:type="line" svg:x1="24cm" svg:y1="5.25cm" svg:x2="27cm" svg:y2="5.25cm" draw:start-shape="id13" draw:start-glue-point="1" draw:end-shape="id29" draw:end-glue-point="5" svg:d="m24000 5250h3000">
          <text:p/>
        </draw:connector>
        <draw:rect draw:style-name="gr1" draw:text-style-name="P1" xml:id="id30" draw:id="id30" draw:layer="layout" svg:width="5.5cm" svg:height="2.5cm" svg:x="34.5cm" svg:y="4cm">
          <text:p text:style-name="P1">Connection handle</text:p>
        </draw:rect>
        <draw:connector draw:style-name="gr6" draw:text-style-name="P1" draw:layer="layout" draw:type="line" svg:x1="32.5cm" svg:y1="5.25cm" svg:x2="34.5cm" svg:y2="5.25cm" draw:start-shape="id29" draw:start-glue-point="7" draw:end-shape="id30" draw:end-glue-point="3" svg:d="m32500 5250h2000">
          <text:p text:style-name="P1">T/F</text:p>
        </draw:connector>
        <draw:rect draw:style-name="gr1" draw:text-style-name="P1" xml:id="id31" draw:id="id31" draw:layer="layout" svg:width="5.5cm" svg:height="2.5cm" svg:x="34.5cm" svg:y="8cm">
          <text:p text:style-name="P1">Get connection</text:p>
          <text:p text:style-name="P1">(hand off to thread</text:p>
          <text:p text:style-name="P1">or main loop)</text:p>
        </draw:rect>
        <draw:connector draw:style-name="gr7" draw:text-style-name="P1" draw:layer="layout" draw:type="line" svg:x1="34.5cm" svg:y1="-3.25cm" svg:x2="24cm" svg:y2="-3.25cm" draw:start-shape="id11" draw:start-glue-point="5" draw:end-shape="id24" draw:end-glue-point="1" svg:d="m34500-3250h-10500">
          <text:p/>
        </draw:connector>
        <draw:connector draw:style-name="gr6" draw:text-style-name="P1" draw:layer="layout" draw:type="curve" svg:x1="21.25cm" svg:y1="6.5cm" svg:x2="34.5cm" svg:y2="9.25cm" draw:start-shape="id13" draw:start-glue-point="2" draw:end-shape="id31" draw:end-glue-point="3" svg:d="m21250 6500c0 1834 4416 2750 13250 2750">
          <text:p text:style-name="P1">GET</text:p>
        </draw:connector>
        <draw:custom-shape draw:style-name="gr4" draw:text-style-name="P1" xml:id="id32" draw:id="id32" draw:layer="layout" svg:width="5.5cm" svg:height="3.5cm" svg:x="34.5cm" svg:y="12.4cm">
          <text:p text:style-name="P1">Poll reque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37.25cm" svg:y1="-1.5cm" svg:x2="37.25cm" svg:y2="4cm" draw:start-shape="id11" draw:start-glue-point="6" draw:end-shape="id30" draw:end-glue-point="0" svg:d="m37250-1500v5500">
          <text:p text:style-name="P1">Receive answer</text:p>
        </draw:connector>
        <draw:connector draw:style-name="gr7" draw:text-style-name="P1" draw:layer="layout" draw:type="line" svg:x1="34.5cm" svg:y1="14.15cm" svg:x2="24cm" svg:y2="14.15cm" draw:start-shape="id32" draw:start-glue-point="5" draw:end-shape="id22" draw:end-glue-point="1" svg:d="m34500 14150h-10500">
          <text:p/>
        </draw:connector>
        <draw:rect draw:style-name="gr1" draw:text-style-name="P1" xml:id="id33" draw:id="id33" draw:layer="layout" svg:width="5.5cm" svg:height="2.5cm" svg:x="34.5cm" svg:y="21.4cm">
          <text:p text:style-name="P1">Decode / get request</text:p>
          <text:p text:style-name="P1">Contents</text:p>
        </draw:rect>
        <draw:connector draw:style-name="gr7" draw:text-style-name="P1" draw:layer="layout" draw:type="line" svg:x1="37.25cm" svg:y1="23.9cm" svg:x2="37.25cm" svg:y2="25.4cm" draw:start-shape="id33" draw:start-glue-point="2" draw:end-shape="id23" draw:end-glue-point="0" svg:d="m37250 23900v1500">
          <text:p/>
        </draw:connector>
        <draw:rect draw:style-name="gr1" draw:text-style-name="P1" xml:id="id34" draw:id="id34" draw:layer="layout" svg:width="5.5cm" svg:height="2.5cm" svg:x="-9cm" svg:y="8.5cm">
          <text:p text:style-name="P1">Handle Connection</text:p>
          <text:p text:style-name="P1">(hand off to thread</text:p>
          <text:p text:style-name="P1">Or main loop)</text:p>
        </draw:rect>
        <draw:rect draw:style-name="gr1" draw:text-style-name="P1" xml:id="id3" draw:id="id3" draw:layer="layout" svg:width="5.5cm" svg:height="2.5cm" svg:x="-9cm" svg:y="4.5cm">
          <text:p text:style-name="P1">Wait, try again later</text:p>
        </draw:rect>
        <draw:connector draw:style-name="gr6" draw:text-style-name="P1" draw:layer="layout" draw:type="line" svg:x1="0.5cm" svg:y1="5.75cm" svg:x2="-3.5cm" svg:y2="5.75cm" draw:start-shape="id19" draw:start-glue-point="5" draw:end-shape="id3" draw:end-glue-point="1" svg:d="m500 5750h-4000">
          <text:p text:style-name="P1">Return False</text:p>
        </draw:connector>
        <draw:connector draw:style-name="gr6" draw:text-style-name="P1" draw:layer="layout" draw:type="line" svg:x1="0.5cm" svg:y1="9.75cm" svg:x2="-3.5cm" svg:y2="9.75cm" draw:start-shape="id20" draw:start-glue-point="3" draw:end-shape="id34" draw:end-glue-point="1" svg:d="m500 9750h-4000">
          <text:p text:style-name="P1">Return handle</text:p>
        </draw:connector>
        <draw:rect draw:style-name="gr1" draw:text-style-name="P1" xml:id="id35" draw:id="id35" draw:layer="layout" svg:width="5.5cm" svg:height="2.5cm" svg:x="-9cm" svg:y="13cm">
          <text:p text:style-name="P1">Send Message</text:p>
        </draw:rect>
        <draw:rect draw:style-name="gr1" draw:text-style-name="P1" xml:id="id36" draw:id="id36" draw:layer="layout" svg:width="5.5cm" svg:height="2.5cm" svg:x="-9cm" svg:y="21.501cm">
          <text:p text:style-name="P1">Poll received</text:p>
        </draw:rect>
        <draw:rect draw:style-name="gr2" draw:text-style-name="P1" xml:id="id16" draw:id="id16" draw:layer="layout" svg:width="5.5cm" svg:height="2.5cm" svg:x="0.5cm" svg:y="13cm">
          <text:p text:style-name="P1">Encode and send</text:p>
        </draw:rect>
        <draw:connector draw:style-name="gr7" draw:text-style-name="P1" draw:layer="layout" draw:type="line" svg:x1="-3.5cm" svg:y1="14.25cm" svg:x2="0.5cm" svg:y2="14.25cm" draw:start-shape="id35" draw:start-glue-point="1" draw:end-shape="id16" draw:end-glue-point="3" svg:d="m-3500 14250h4000">
          <text:p/>
        </draw:connector>
        <draw:connector draw:style-name="gr7" draw:text-style-name="P1" draw:layer="layout" draw:type="line" svg:x1="-3.5cm" svg:y1="22.751cm" svg:x2="0.499cm" svg:y2="22.75cm" draw:start-shape="id36" draw:start-glue-point="1" draw:end-shape="id37" svg:d="m-3500 22751 3999-1">
          <text:p/>
        </draw:connector>
        <draw:connector draw:style-name="gr7" draw:text-style-name="P1" draw:layer="layout" draw:type="line" svg:x1="-6.25cm" svg:y1="11cm" svg:x2="-6.25cm" svg:y2="13cm" draw:start-shape="id34" draw:start-glue-point="2" draw:end-shape="id35" draw:end-glue-point="0" svg:d="m-6250 11000v2000">
          <text:p/>
        </draw:connector>
        <draw:rect draw:style-name="gr1" draw:text-style-name="P1" xml:id="id14" draw:id="id14" draw:layer="layout" svg:width="5.5cm" svg:height="2.5cm" svg:x="-9cm" svg:y="36.5cm">
          <text:p text:style-name="P1">No (timeout)</text:p>
          <text:p text:style-name="P1">Or bad server reply</text:p>
          <text:p text:style-name="P1"/>
          <text:p text:style-name="P1">Kill connection, try again</text:p>
        </draw:rect>
        <draw:rect draw:style-name="gr1" draw:text-style-name="P1" xml:id="id43" draw:id="id43" draw:layer="layout" svg:width="5.5cm" svg:height="2.5cm" svg:x="-9cm" svg:y="17cm">
          <text:p text:style-name="P1">Check Response</text:p>
        </draw:rect>
        <draw:custom-shape draw:style-name="gr8" draw:text-style-name="P1" xml:id="id40" draw:id="id40" draw:layer="layout" svg:width="5.5cm" svg:height="3.5cm" svg:x="0.5cm" svg:y="36cm">
          <text:p text:style-name="P1">Request</text:p>
          <text:p text:style-name="P1">Val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1" xml:id="id28" draw:id="id28" draw:layer="layout" svg:width="5.5cm" svg:height="2.5cm" svg:x="0.5cm" svg:y="25cm">
          <text:p text:style-name="P1">Check response</text:p>
        </draw:rect>
        <draw:custom-shape draw:style-name="gr8" draw:text-style-name="P1" xml:id="id38" draw:id="id38" draw:layer="layout" svg:width="5.5cm" svg:height="3.5cm" svg:x="0.5cm" svg:y="28.5cm">
          <text:p text:style-name="P1">Check receiv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curve" svg:x1="0.5cm" svg:y1="30.25cm" svg:x2="-6.25cm" svg:y2="24.001cm" draw:start-shape="id38" draw:start-glue-point="5" draw:end-shape="id36" draw:end-glue-point="2" svg:d="m500 30250c-4500 0-6750-2083-6750-6249">
          <text:p text:style-name="P1">No</text:p>
        </draw:connector>
        <draw:connector draw:style-name="gr6" draw:text-style-name="P1" draw:layer="layout" draw:type="line" svg:x1="15.5cm" svg:y1="22.699cm" svg:x2="34.5cm" svg:y2="22.65cm" draw:start-shape="id18" draw:start-glue-point="7" draw:end-shape="id33" draw:end-glue-point="3" svg:d="m15500 22699 19000-49">
          <text:p text:style-name="P1">Yes</text:p>
        </draw:connector>
        <draw:rect draw:style-name="gr3" draw:text-style-name="P1" xml:id="id39" draw:id="id39" draw:layer="layout" svg:width="5.5cm" svg:height="2.5cm" svg:x="18.5cm" svg:y="25cm">
          <text:p text:style-name="P1">Send Error</text:p>
          <text:p text:style-name="P1">Response, kill connection</text:p>
        </draw:rect>
        <draw:connector draw:style-name="gr6" draw:text-style-name="P1" draw:layer="layout" draw:type="curve" svg:x1="12.75cm" svg:y1="24.449cm" svg:x2="18.5cm" svg:y2="26.25cm" draw:start-shape="id18" draw:start-glue-point="6" draw:end-shape="id39" svg:d="m12750 24449c0 1201 1916 1801 5750 1801">
          <text:p text:style-name="P1">No</text:p>
        </draw:connector>
        <draw:connector draw:style-name="gr6" draw:text-style-name="P1" draw:layer="layout" draw:type="line" svg:x1="21.25cm" svg:y1="27.5cm" svg:x2="21.25cm" svg:y2="33.9cm" draw:start-shape="id39" draw:start-glue-point="2" draw:end-shape="id27" draw:end-glue-point="0" svg:d="m21250 27500v6400">
          <text:p text:style-name="P1">Send Error</text:p>
        </draw:connector>
        <draw:rect draw:style-name="gr2" draw:text-style-name="P1" xml:id="id42" draw:id="id42" draw:layer="layout" svg:width="5.5cm" svg:height="2.5cm" svg:x="0.5cm" svg:y="32.5cm">
          <text:p text:style-name="P1">Check response</text:p>
          <text:p text:style-name="P1">Validity</text:p>
        </draw:rect>
        <draw:connector draw:style-name="gr6" draw:text-style-name="P1" draw:layer="layout" draw:type="curve" svg:x1="3.25cm" svg:y1="39.5cm" svg:x2="-3.5cm" svg:y2="41.25cm" draw:start-shape="id40" draw:start-glue-point="6" draw:end-shape="id41" svg:d="m3250 39500c0 1167-2250 1750-6750 1750">
          <text:p text:style-name="P1">Yes</text:p>
        </draw:connector>
        <draw:connector draw:style-name="gr6" draw:text-style-name="P1" draw:layer="layout" draw:type="line" svg:x1="0.5cm" svg:y1="37.75cm" svg:x2="-3.5cm" svg:y2="37.75cm" draw:start-shape="id40" draw:start-glue-point="5" draw:end-shape="id14" draw:end-glue-point="1" svg:d="m500 37750h-4000">
          <text:p text:style-name="P1">No</text:p>
        </draw:connector>
        <draw:connector draw:style-name="gr7" draw:text-style-name="P1" draw:layer="layout" draw:type="line" svg:x1="3.249cm" svg:y1="24cm" svg:x2="3.25cm" svg:y2="25cm" draw:start-shape="id37" draw:start-glue-point="2" draw:end-shape="id28" draw:end-glue-point="0" svg:d="m3249 24000 1 1000">
          <text:p/>
        </draw:connector>
        <draw:connector draw:style-name="gr7" draw:text-style-name="P1" draw:layer="layout" draw:type="line" svg:x1="3.25cm" svg:y1="27.5cm" svg:x2="3.25cm" svg:y2="28.5cm" draw:start-shape="id28" draw:start-glue-point="2" draw:end-shape="id38" draw:end-glue-point="4" svg:d="m3250 27500v1000">
          <text:p/>
        </draw:connector>
        <draw:connector draw:style-name="gr7" draw:text-style-name="P1" draw:layer="layout" draw:type="line" svg:x1="3.25cm" svg:y1="32cm" svg:x2="3.25cm" svg:y2="32.5cm" draw:start-shape="id38" draw:start-glue-point="6" draw:end-shape="id42" draw:end-glue-point="0" svg:d="m3250 32000v500">
          <text:p/>
        </draw:connector>
        <draw:connector draw:style-name="gr7" draw:text-style-name="P1" draw:layer="layout" draw:type="line" svg:x1="3.25cm" svg:y1="35cm" svg:x2="3.25cm" svg:y2="36cm" draw:start-shape="id42" draw:start-glue-point="2" draw:end-shape="id40" draw:end-glue-point="4" svg:d="m3250 35000v1000">
          <text:p/>
        </draw:connector>
        <draw:connector draw:style-name="gr7" draw:text-style-name="P1" draw:layer="layout" draw:type="line" svg:x1="-6.25cm" svg:y1="15.5cm" svg:x2="-6.25cm" svg:y2="17cm" draw:start-shape="id35" draw:start-glue-point="2" draw:end-shape="id43" draw:end-glue-point="0" svg:d="m-6250 15500v1500">
          <text:p/>
        </draw:connector>
        <draw:connector draw:style-name="gr7" draw:text-style-name="P1" draw:layer="layout" draw:type="line" svg:x1="-6.25cm" svg:y1="19.5cm" svg:x2="-6.25cm" svg:y2="21.501cm" draw:start-shape="id43" draw:start-glue-point="2" draw:end-shape="id36" draw:end-glue-point="0" svg:d="m-6250 19500v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H52M39S</meta:editing-duration>
    <meta:editing-cycles>67</meta:editing-cycles>
    <meta:generator>OpenOffice.org/3.4.1$Win32 OpenOffice.org_project/341m1$Build-9593</meta:generator>
    <dc:date>2020-05-14T11:16:27.61</dc:date>
    <meta:document-statistic meta:object-count="94"/>
  </office:meta>
</office:document-meta>
</file>